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" svg:font-family="'Calibri Light'" style:font-adornments="Light" style:font-pitch="variable"/>
    <style:font-face style:name="Myriad Pro Light2" svg:font-family="'Myriad Pro Light'" style:font-adornments="Light" style:font-pitch="variable"/>
    <style:font-face style:name="Myriad Pro Light4" svg:font-family="'Myriad Pro Light'" style:font-adornments="Semibold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adornments="Light" style:font-family-generic="roman" style:font-pitch="variable"/>
    <style:font-face style:name="Myriad Pro Light3" svg:font-family="'Myriad Pro Light'" style:font-adornments="Semibold" style:font-family-generic="roman" style:font-pitch="variable"/>
    <style:font-face style:name="Nimbus Sans L" svg:font-family="'Nimbus Sans L'" style:font-family-generic="roman" style:font-pitch="variable"/>
    <style:font-face style:name="Calibri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3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4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0047ff"/>
    </style:style>
    <style:style style:name="T3" style:family="text">
      <style:text-properties fo:color="#ff00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1.5pt" style:font-size-asian="31.5pt" style:font-size-complex="31.5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</text:list-item>
              <text:list-item>
                <text:p>Packed with tips and techniques</text:p>
              </text:list-item>
              <text:list-item>
                <text:p>Based on a very small subset of the ARM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.</text:p>
              </text:list-item>
              <text:list-item>
                <text:p>Transforms target-agnostic IR to target-specific instructions/operations.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3">Scheduling (“glue”)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Untyped</text:p>
                <text:list>
                  <text:list-item>
                    <text:p>Uses register classes</text:p>
                  </text:list-item>
                </text:list>
              </text:list-item>
              <text:list-item>
                <text:p>Virtual registers (pre-RA)</text:p>
              </text:list-item>
              <text:list-item>
                <text:p>Phys. registers (post-RA)</text:p>
              </text:list-item>
              <text:list-item>
                <text:p>Operand order:</text:p>
                <text:list>
                  <text:list-item>
                    <text:p>Defs, uses</text:p>
                  </text:list-item>
                  <text:list-item>
                    <text:p>Imp-defs, imp-us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also use the 'Num' field for encodings</text:p>
                  </text:list-item>
                </text:list>
                <text:p/>
              </text:list-item>
            </text:list>
          </draw:text-box>
        </draw:frame>
        <draw:frame draw:style-name="gr2" draw:layer="layout" svg:width="24.8cm" svg:height="7.871cm" svg:x="1.601cm" svg:y="8.901cm">
          <draw:text-box>
            <text:p>class XXXReg&lt;string n&gt; : Register&lt;n&gt; {</text:p>
            <text:p><text:s text:c="2"/>lield bits&lt;4&gt; Num;</text:p>
            <text:p><text:s text:c="2"/>let Namespace = “XXX”;</text:p>
            <text:p>}</text:p>
            <text:p/>
            <text:p>class R&lt;bits&lt;4&gt; num, string n&gt; : XXXReg&lt;n&gt; {</text:p>
            <text:p><text:s text:c="2"/>let Num = num;</text:p>
            <text:p>}</text:p>
            <text:p/>
            <text:p>def R0 : R&lt; 0, “r0” &gt;;</text:p>
            <text:p>...</text:p>
            <text:p>def SP : R&lt; 10, “sp” 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3" draw:layer="layout" svg:width="24.8cm" svg:height="2.69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3" draw:layer="layout" svg:width="24.8cm" svg:height="2.69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2" draw:layer="layout" svg:width="24.8cm" svg:height="7.8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creating 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4" draw:layer="layout" svg:width="23.6cm" svg:height="4.061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DAG pattern (ADDrr)</text:p>
              </text:list-item>
              <text:list-item>
                <text:p>Tablegen instruction definition syntax</text:p>
                <text:list>
                  <text:list-item>
                    <text:p>How the operands map with MI (outs, ins, Defs, Uses)</text:p>
                  </text:list-item>
                </text:list>
              </text:list-item>
              <text:list-item>
                <text:p>Tablegen pattern syntax</text:p>
                <text:list>
                  <text:list-item>
                    <text:p>Nodes, operand types/register 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mediate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nds and Tablegen</text:p>
              </text:list-item>
              <text:list-item>
                <text:p>Materializing immediates</text:p>
              </text:list-item>
              <text:list-item>
                <text:p>Matching immediate operands (ADDr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complicated DAG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creating 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rgetInstInfo hooks:<text:line-break/>copyPhysReg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rgetInstInfo hooks:<text:line-break/>branch-rela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If-conversion</text:p>
              </text:list-item>
              <text:list-item>
                <text:p>AnalyzeBranch</text:p>
              </text:list-item>
              <text:list-item>
                <text:p>RemoveBranch</text:p>
              </text:list-item>
              <text:list-item>
                <text:p>Insert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</text:list-item>
              <text:list-item>
                <text:p><text:span text:style-name="T4">Used to define the assembly syntax for each instruction in TableGen.</text:span></text:p>
                <text:p><text:span text:style-name="T4"/></text:p>
                <text:p><text:span text:style-name="T4"/></text:p>
              </text:list-item>
              <text:list-item>
                <text:p><text:span text:style-name="T4">XXXInstPrinter::printOperand will be called on each operand</text:span></text:p>
              </text:list-item>
            </text:list>
          </draw:text-box>
        </draw:frame>
        <draw:frame draw:style-name="gr4" draw:layer="layout" svg:width="23.6cm" svg:height="2.791cm" svg:x="2.001cm" svg:y="6.726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5" draw:layer="layout" svg:width="23.6cm" svg:height="3.426cm" svg:x="2.002cm" svg:y="13.128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5" draw:text-style-name="P4" draw:layer="layout" svg:width="25.2cm" svg:height="10.411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>
          <draw:text-box>
            <text:p>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ing a custom SelectionDAG n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4" draw:layer="layout" svg:width="23.6cm" svg:height="2.791cm" svg:x="2.002cm" svg:y="6.728cm">
          <draw:text-box>
            <text:p>class InstXXX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4" draw:layer="layout" svg:width="23.6cm" svg:height="2.156cm" svg:x="2.003cm" svg:y="13.43cm">
          <draw:text-box>
            <text:p>def ADD : InstXXX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you need to define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5">XXXMCCodeEmitter::getMachineOpValue() will be called on each operand</text:span></text:p>
              </text:list-item>
            </text:list>
          </draw:text-box>
        </draw:frame>
        <draw:frame draw:style-name="gr4" draw:layer="layout" svg:width="23.6cm" svg:height="6.601cm" svg:x="2.002cm" svg:y="9.028cm">
          <draw:text-box>
            <text:p>def ADD : InstXXX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frame draw:style-name="gr4" draw:layer="layout" svg:width="24.4cm" svg:height="8.506cm" svg:x="1.6cm" svg:y="7.028cm">
          <draw:text-box>
            <text:p>unsigned XXX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frame draw:style-name="gr4" draw:layer="layout" svg:width="24.4cm" svg:height="8.506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You will likely want the fixup to be target-specific for more control:</text:span></text:p>
              </text:list-item>
            </text:list>
          </draw:text-box>
        </draw:frame>
        <draw:frame draw:name="dfgsdfg" draw:style-name="gr4" draw:layer="layout" svg:width="24.8cm" svg:height="4.696cm" svg:x="1.4cm" svg:y="8.228cm">
          <draw:text-box>
            <text:p>enum Fixups {</text:p>
            <text:p><text:s text:c="2"/>fixup_xxx = FirstTargetFixupKind,</text:p>
            <text:p><text:s text:c="2"/></text:p>
            <text:p><text:s text:c="2"/>LastTargetFixupKind,</text:p>
            <text:p><text:s text:c="2"/>NumTargetFixupKinds =</text:p>
            <text:p><text:s text:c="4"/>LastTargetFixupKind – FirstTargetFixupKind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You will likely want the fixup to be target-specific for more control:</text:span></text:p>
              </text:list-item>
            </text:list>
          </draw:text-box>
        </draw:frame>
        <draw:frame draw:name="dfgsdfg" draw:style-name="gr4" draw:layer="layout" svg:width="24.8cm" svg:height="5.331cm" svg:x="1.4cm" svg:y="8.228cm">
          <draw:text-box>
            <text:p>const MCFixupKindInfo&amp; getFixupKindInfo(MCFixupKind K) const {</text:p>
            <text:p><text:s text:c="2"/>const static MCFixupKindInfo I[XXX::NumTargetFixupKinds] = {</text:p>
            <text:p><text:s text:c="4"/>// Name <text:s text:c="6"/>Offset <text:s/>Size <text:s/>Flags</text:p>
            <text:p><text:s text:c="4"/>{ “fixup_xxx”, <text:s text:c="2"/>0, <text:s text:c="3"/>32, <text:s/>MCFixupKindInfo::FKF_IsPCRel },</text:p>
            <text:p><text:s text:c="2"/>};</text:p>
            <text:p/>
            <text:p><text:s text:c="2"/>return I[K – FirstTargetFixupKind]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.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XXXAsmBackend::processFixupValue()</text:span></text:p>
                <text:list>
                  <text:list-item>
                    <text:p><text:span text:style-name="T4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4">XXX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XXXObjectWriter::RecordRelocation()</text:span></text:p>
                <text:list>
                  <text:list-item>
                    <text:p><text:span text:style-name="T4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-&gt; call X.dump()</text:p>
              </text:list-item>
              <text:list-item>
                <text:p>DAGs -&gt;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6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Dead Code Elimination”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" svg:font-family="'Calibri Light'" style:font-adornments="Light" style:font-pitch="variable"/>
    <style:font-face style:name="Myriad Pro Light2" svg:font-family="'Myriad Pro Light'" style:font-adornments="Light" style:font-pitch="variable"/>
    <style:font-face style:name="Myriad Pro Light4" svg:font-family="'Myriad Pro Light'" style:font-adornments="Semibold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adornments="Light" style:font-family-generic="roman" style:font-pitch="variable"/>
    <style:font-face style:name="Myriad Pro Light3" svg:font-family="'Myriad Pro Light'" style:font-adornments="Semibold" style:font-family-generic="roman" style:font-pitch="variable"/>
    <style:font-face style:name="Nimbus Sans L" svg:font-family="'Nimbus Sans L'" style:font-family-generic="roman" style:font-pitch="variable"/>
    <style:font-face style:name="Calibri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ed_20__28_var_29__20_4" svg:stroke-color="#e6e6e6" draw:fill="none" draw:fill-color="#ffffff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color="#ffffff" style:font-name="Consolas3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3H12M6S</meta:editing-duration>
    <meta:editing-cycles>26</meta:editing-cycles>
    <dc:date>2014-04-01T12:13:05.021336158</dc:date>
    <meta:generator>LibreOffice/4.1.2.3$Linux_X86_64 LibreOffice_project/410m0$Build-3</meta:generator>
    <meta:document-statistic meta:object-count="243"/>
  </office:meta>
</office:document-meta>
</file>